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  <style:text-properties fo:color="#FF0000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B05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  <style:text-properties fo:color="#00B050"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6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19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2pt solid #000000" fo:background-color="#00FF00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2pt solid #000000" fo:border-bottom="2pt solid #000000" fo:border-left="2pt solid #000000" fo:border-right="none" fo:background-color="#00FF00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none" fo:background-color="#00FF00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2pt solid #000000" fo:background-color="#00FF00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thin solid #000000" fo:background-color="#00FF00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2pt solid #000000" fo:border-bottom="2pt solid #000000" fo:border-left="thin solid #000000" fo:border-right="none" fo:background-color="#00FF00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otation-angle="90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  <style:text-properties fo:color="#00B050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B050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color="#92D050" fo:font-size="12pt" style:font-size-asian="12pt" style:font-size-complex="12p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8.99583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5.1pt" style:use-optimal-row-height="false" fo:break-before="auto"/>
    </style:style>
    <style:style style:name="ro4" style:family="table-row">
      <style:table-row-properties style:row-height="43.5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42.75pt" style:use-optimal-row-height="false" fo:break-before="auto"/>
    </style:style>
    <style:style style:name="ro8" style:family="table-row">
      <style:table-row-properties style:row-height="29.85pt" style:use-optimal-row-height="false" fo:break-before="auto"/>
    </style:style>
    <style:style style:name="ro9" style:family="table-row">
      <style:table-row-properties style:row-height="16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agrammeGanttReel" table:style-name="ta1">
        <table:table-column table:style-name="co1" table:number-columns-repeated="2" table:default-cell-style-name="ce2"/>
        <table:table-column table:style-name="co2" table:number-columns-repeated="34" table:default-cell-style-name="ce2"/>
        <table:table-column table:style-name="co3" table:number-columns-repeated="221" table:default-cell-style-name="ce2"/>
        <table:table-column table:style-name="co3" table:number-columns-repeated="767" table:default-cell-style-name="ce1"/>
        <table:table-column table:style-name="co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office:value-type="string" table:number-columns-spanned="2" table:number-rows-spanned="1" table:style-name="ce13">
            <text:p>s3</text:p>
          </table:table-cell>
          <table:covered-table-cell/>
          <table:table-cell office:value-type="string" table:number-columns-spanned="2" table:number-rows-spanned="1" table:style-name="ce13">
            <text:p>s4</text:p>
          </table:table-cell>
          <table:covered-table-cell/>
          <table:table-cell office:value-type="string" table:number-columns-spanned="2" table:number-rows-spanned="1" table:style-name="ce14">
            <text:p>s5</text:p>
          </table:table-cell>
          <table:covered-table-cell/>
          <table:table-cell office:value-type="string" table:number-columns-spanned="2" table:number-rows-spanned="1" table:style-name="ce14">
            <text:p>s6</text:p>
          </table:table-cell>
          <table:covered-table-cell/>
          <table:table-cell office:value-type="string" table:number-columns-spanned="2" table:number-rows-spanned="1" table:style-name="ce14">
            <text:p>s7</text:p>
          </table:table-cell>
          <table:covered-table-cell/>
          <table:table-cell office:value-type="string" table:number-columns-spanned="2" table:number-rows-spanned="1" table:style-name="ce15">
            <text:p>s8</text:p>
          </table:table-cell>
          <table:covered-table-cell/>
          <table:table-cell office:value-type="string" table:number-columns-spanned="2" table:number-rows-spanned="1" table:style-name="ce16">
            <text:p>s9</text:p>
          </table:table-cell>
          <table:covered-table-cell/>
          <table:table-cell office:value-type="string" table:number-columns-spanned="2" table:number-rows-spanned="1" table:style-name="ce16">
            <text:p>s10</text:p>
          </table:table-cell>
          <table:covered-table-cell/>
          <table:table-cell office:value-type="string" table:number-columns-spanned="2" table:number-rows-spanned="1" table:style-name="ce17">
            <text:p>s11</text:p>
          </table:table-cell>
          <table:covered-table-cell/>
          <table:table-cell office:value-type="string" table:number-columns-spanned="2" table:number-rows-spanned="1" table:style-name="ce14">
            <text:p>s12</text:p>
          </table:table-cell>
          <table:covered-table-cell/>
          <table:table-cell office:value-type="string" table:number-columns-spanned="2" table:number-rows-spanned="1" table:style-name="ce14">
            <text:p>s13</text:p>
          </table:table-cell>
          <table:covered-table-cell/>
          <table:table-cell office:value-type="string" table:number-columns-spanned="2" table:number-rows-spanned="1" table:style-name="ce14">
            <text:p>s14</text:p>
          </table:table-cell>
          <table:covered-table-cell/>
          <table:table-cell office:value-type="string" table:number-columns-spanned="2" table:number-rows-spanned="1" table:style-name="ce14">
            <text:p>s15</text:p>
          </table:table-cell>
          <table:covered-table-cell/>
          <table:table-cell office:value-type="string" table:number-columns-spanned="2" table:number-rows-spanned="1" table:style-name="ce14">
            <text:p>s16</text:p>
          </table:table-cell>
          <table:covered-table-cell/>
          <table:table-cell office:value-type="string" table:number-columns-spanned="2" table:number-rows-spanned="1" table:style-name="ce14">
            <text:p>s17</text:p>
          </table:table-cell>
          <table:covered-table-cell/>
          <table:table-cell office:value-type="string" table:number-columns-spanned="2" table:number-rows-spanned="1" table:style-name="ce14">
            <text:p>s18</text:p>
          </table:table-cell>
          <table:covered-table-cell/>
          <table:table-cell office:value-type="string" table:number-columns-spanned="2" table:number-rows-spanned="1" table:style-name="ce14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4">
            <text:p>Tâche 1</text:p>
          </table:table-cell>
          <table:table-cell office:value-type="string" table:style-name="ce5">
            <text:p>Manipulation d’image</text:p>
          </table:table-cell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office:value-type="string" table:number-columns-spanned="2" table:number-rows-spanned="11" table:style-name="ce18">
            <text:p>VACANCES HIVER</text:p>
          </table:table-cell>
          <table:covered-table-cell/>
          <table:table-cell table:style-name="ce3"/>
          <table:table-cell table:style-name="ce8"/>
          <table:table-cell office:value-type="string" table:number-columns-spanned="2" table:number-rows-spanned="11" table:style-name="ce18">
            <text:p>SEMAINE DES PARTIELS</text:p>
          </table:table-cell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office:value-type="string" table:number-columns-spanned="2" table:number-rows-spanned="11" table:style-name="ce18">
            <text:p>VACANCES PRINTEMPS</text:p>
          </table:table-cell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2</text:p>
          </table:table-cell>
          <table:table-cell office:value-type="string" table:style-name="ce5">
            <text:p>Outils de calcul géométrique en 2D</text:p>
          </table:table-cell>
          <table:table-cell table:style-name="ce3"/>
          <table:table-cell table:style-name="ce6"/>
          <table:table-cell table:style-name="ce3"/>
          <table:table-cell table:style-name="ce9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3</text:p>
          </table:table-cell>
          <table:table-cell office:value-type="string" table:style-name="ce5">
            <text:p>Extraction du contour externe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10"/>
          <table:table-cell table:style-name="ce9"/>
          <table:table-cell table:style-name="ce11"/>
          <table:table-cell table:style-name="ce12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4</text:p>
          </table:table-cell>
          <table:table-cell office:value-type="string" table:style-name="ce5">
            <text:p>Sortie PostScript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9"/>
          <table:table-cell table:style-name="ce41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5</text:p>
          </table:table-cell>
          <table:table-cell office:value-type="string" table:style-name="ce5">
            <text:p>Extraction de plusieurs contours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9"/>
          <table:table-cell table:style-name="ce40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6</text:p>
          </table:table-cell>
          <table:table-cell office:value-type="string" table:style-name="ce5">
            <text:p>Simplification de contour par segments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7</text:p>
          </table:table-cell>
          <table:table-cell office:value-type="string" table:style-name="ce5">
            <text:p>Simplification de contour par courbe de Bézier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8</text:p>
          </table:table-cell>
          <table:table-cell office:value-type="string" table:style-name="ce5">
            <text:p>Tests &amp; comparatif des simplifications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Tests et intégration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Préparation démo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1"/>
          <table:table-cell office:value-type="string" table:style-name="ce5">
            <text:p>Soutenance finale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1"/>
          <table:table-cell table:number-columns-repeated="256" table:style-name="ce2"/>
          <table:table-cell table:number-columns-repeated="16127"/>
        </table:table-row>
        <table:table-row table:number-rows-repeated="1048561" table:style-name="ro1">
          <table:table-cell table:number-columns-repeated="1638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7" table:default-cell-style-name="ce1"/>
        <table:table-column table:style-name="co4" table:number-columns-repeated="15360" table:default-cell-style-name="ce1"/>
        <table:table-row table:style-name="ro3">
          <table:table-cell office:value-type="string" table:style-name="ce19">
            <text:p>Réf.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Problème/Information</text:p>
          </table:table-cell>
          <table:table-cell office:value-type="string" table:style-name="ce19">
            <text:p>Action/Décision</text:p>
          </table:table-cell>
          <table:table-cell office:value-type="string" table:style-name="ce19">
            <text:p>Date de réalisation prévue</text:p>
          </table:table-cell>
          <table:table-cell office:value-type="string" table:style-name="ce19">
            <text:p>Date de réalisation réelle</text:p>
          </table:table-cell>
          <table:table-cell office:value-type="string" table:style-name="ce19">
            <text:p>Etat</text:p>
          </table:table-cell>
          <table:table-cell table:number-columns-repeated="16377"/>
        </table:table-row>
        <table:table-row table:style-name="ro3">
          <table:table-cell table:number-columns-repeated="2" table:style-name="ce19"/>
          <table:table-cell office:value-type="string" table:style-name="ce21">
            <text:p>TACHE 1</text:p>
          </table:table-cell>
          <table:table-cell table:number-columns-repeated="4" table:style-name="ce19"/>
          <table:table-cell table:number-columns-repeated="16377"/>
        </table:table-row>
        <table:table-row table:style-name="ro3">
          <table:table-cell office:value-type="float" office:value="1" table:style-name="ce20">
            <text:p>1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Paquetage Image : écriture des routines ecrire_image et negatif</text:p>
          </table:table-cell>
          <table:table-cell table:style-name="ce24"/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" table:style-name="ce20">
            <text:p>2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Programme de test du point 1 : OK</text:p>
          </table:table-cell>
          <table:table-cell table:style-name="ce24"/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style-name="ce20"/>
          <table:table-cell office:value-type="date" office:date-value="2024-01-23T00:00:00" table:style-name="ce22">
            <text:p>23/1/24</text:p>
          </table:table-cell>
          <table:table-cell office:value-type="string" table:style-name="ce21">
            <text:p>TACHE 2</text:p>
          </table:table-cell>
          <table:table-cell table:style-name="ce23"/>
          <table:table-cell table:number-columns-repeated="2" table:style-name="ce22"/>
          <table:table-cell table:number-columns-repeated="251" table:style-name="ce20"/>
          <table:table-cell table:number-columns-repeated="16127"/>
        </table:table-row>
        <table:table-row table:style-name="ro4">
          <table:table-cell office:value-type="float" office:value="3" table:style-name="ce20">
            <text:p>3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Ecriture du module geometrie2D - vecteurs : addition, soustraction, multiplication par un scalaire, norme, distance</text:p>
          </table:table-cell>
          <table:table-cell office:value-type="string" table:style-name="ce23">
            <text:p>Nous avons décidés d'utiliser des attribution mémoire (mallocs) à la différence de nos camarades.</text:p>
          </table:table-cell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" table:style-name="ce20">
            <text:p>4</text:p>
          </table:table-cell>
          <table:table-cell office:value-type="date" office:date-value="2024-01-30T00:00:00" table:style-name="ce22">
            <text:p>30/1/24</text:p>
          </table:table-cell>
          <table:table-cell office:value-type="string" table:style-name="ce23">
            <text:p>Eciture du fichier Test et Makefile/execution</text:p>
          </table:table-cell>
          <table:table-cell table:style-name="ce23"/>
          <table:table-cell office:value-type="date" office:date-value="2024-01-30T00:00:00" table:style-name="ce22">
            <text:p>30/1/24</text:p>
          </table:table-cell>
          <table:table-cell office:value-type="date" office:date-value="2024-01-30T00:00:00" table:style-name="ce22">
            <text:p>30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style-name="ce20"/>
          <table:table-cell table:style-name="ce22"/>
          <table:table-cell office:value-type="string" table:style-name="ce25">
            <text:p><text:s text:c="33"/>TACHE 3</text:p>
          </table:table-cell>
          <table:table-cell table:style-name="ce23"/>
          <table:table-cell table:number-columns-repeated="2" table:style-name="ce22"/>
          <table:table-cell table:number-columns-repeated="251" table:style-name="ce20"/>
          <table:table-cell table:number-columns-repeated="16127"/>
        </table:table-row>
        <table:table-row table:style-name="ro5">
          <table:table-cell office:value-type="float" office:value="5" table:style-name="ce20">
            <text:p>5</text:p>
          </table:table-cell>
          <table:table-cell office:value-type="date" office:date-value="2024-01-30T00:00:00" table:style-name="ce26">
            <text:p>30/01/2024</text:p>
          </table:table-cell>
          <table:table-cell office:value-type="string" table:style-name="ce23">
            <text:p>Création d'un module de gestion automatique avec tableau</text:p>
          </table:table-cell>
          <table:table-cell office:value-type="string" table:style-name="ce27">
            <text:p>Pour commencer on n'a préféré mettre en place un module de gestion avec tableaux pour acceuillir nos points (et leurs cooordonnées).<text:s/></text:p>
          </table:table-cell>
          <table:table-cell office:value-type="date" office:date-value="2024-01-30T00:00:00" table:style-name="ce26">
            <text:p>30/01/2024</text:p>
          </table:table-cell>
          <table:table-cell office:value-type="date" office:date-value="2024-01-30T00:00:00" table:style-name="ce26">
            <text:p>30/01/20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6" table:style-name="ce20">
            <text:p>6</text:p>
          </table:table-cell>
          <table:table-cell office:value-type="date" office:date-value="2024-01-30T00:00:00" table:style-name="ce26">
            <text:p>30/01/2024</text:p>
          </table:table-cell>
          <table:table-cell office:value-type="string" table:style-name="ce20">
            <text:p>Modification du module geometrique (TACHE 2)</text:p>
          </table:table-cell>
          <table:table-cell office:value-type="string" table:style-name="ce23">
            <text:p>Simplification du module geometrique, retrait des quelques poiteurs non néscéssaires.<text:s text:c="2"/></text:p>
          </table:table-cell>
          <table:table-cell office:value-type="date" office:date-value="2024-01-30T00:00:00" table:style-name="ce26">
            <text:p>30/01/2024</text:p>
          </table:table-cell>
          <table:table-cell office:value-type="date" office:date-value="2024-01-30T00:00:00" table:style-name="ce26">
            <text:p>30/01/20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7" table:style-name="ce20">
            <text:p>7</text:p>
          </table:table-cell>
          <table:table-cell office:value-type="date" office:date-value="2024-01-30T00:00:00" table:style-name="ce26">
            <text:p>30/01/2024</text:p>
          </table:table-cell>
          <table:table-cell office:value-type="string" table:style-name="ce23">
            <text:p>Création d'un fichier robot contour qui attribue à un tableau les contours d'une image en coordonnées<text:s/></text:p>
          </table:table-cell>
          <table:table-cell table:style-name="ce20"/>
          <table:table-cell office:value-type="date" office:date-value="2024-01-30T00:00:00" table:style-name="ce26">
            <text:p>30/01/2024</text:p>
          </table:table-cell>
          <table:table-cell office:value-type="date" office:date-value="2024-02-06T00:00:00" table:style-name="ce26">
            <text:p>06/02/2024</text:p>
          </table:table-cell>
          <table:table-cell table:number-columns-repeated="251" table:style-name="ce20"/>
          <table:table-cell table:number-columns-repeated="16127"/>
        </table:table-row>
        <table:table-row table:style-name="ro3">
          <table:table-cell office:value-type="float" office:value="8" table:style-name="ce20">
            <text:p>8</text:p>
          </table:table-cell>
          <table:table-cell table:style-name="ce26"/>
          <table:table-cell office:value-type="string" table:style-name="ce27">
            <text:p>Implémentation au module geometrie2 de la fonction IsEqualVector2 et IsEqualPoint2</text:p>
          </table:table-cell>
          <table:table-cell office:value-type="string" table:style-name="ce20">
            <text:p>fonction réalisé en réponse au besion de comparaison entre deux point2 et vector2.</text:p>
          </table:table-cell>
          <table:table-cell office:value-type="date" office:date-value="2024-02-06T00:00:00" table:style-name="ce26">
            <text:p>06/02/2024</text:p>
          </table:table-cell>
          <table:table-cell office:value-type="date" office:date-value="2024-02-06T00:00:00" table:style-name="ce26">
            <text:p>06/02/20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9" table:style-name="ce20">
            <text:p>9</text:p>
          </table:table-cell>
          <table:table-cell table:style-name="ce26"/>
          <table:table-cell office:value-type="string" table:style-name="ce28">
            <text:p>Premier version de contur.c finit, cependant l'ajout d'une image secndaire mask a était pensé pour une futur implémenatin facilité</text:p>
          </table:table-cell>
          <table:table-cell table:style-name="ce20"/>
          <table:table-cell office:value-type="date" office:date-value="2024-02-06T00:00:00" table:style-name="ce26">
            <text:p>06/02/2024</text:p>
          </table:table-cell>
          <table:table-cell office:value-type="date" office:date-value="2024-02-06T00:00:00" table:style-name="ce26">
            <text:p>06/02/20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0" table:style-name="ce20">
            <text:p>10</text:p>
          </table:table-cell>
          <table:table-cell table:style-name="ce20"/>
          <table:table-cell office:value-type="string" table:style-name="ce20">
            <text:p>Version final Contour.c, avec uilisatin d'une image mask</text:p>
          </table:table-cell>
          <table:table-cell table:style-name="ce20"/>
          <table:table-cell office:value-type="date" office:date-value="2024-02-06T00:00:00" table:style-name="ce26">
            <text:p>06/02/2024</text:p>
          </table:table-cell>
          <table:table-cell office:value-type="date" office:date-value="2024-02-11T00:00:00" table:style-name="ce26">
            <text:p>11/02/20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29">
            <text:p>TACHE 4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11" table:style-name="ce20">
            <text:p>11</text:p>
          </table:table-cell>
          <table:table-cell office:value-type="date" office:date-value="2024-02-06T00:00:00" table:style-name="ce26">
            <text:p>06/02/2024</text:p>
          </table:table-cell>
          <table:table-cell office:value-type="string" table:style-name="ce28">
            <text:p>Ecriture d'un module post-script qui transforme le tableau de points du contours en fichier .ps (puis image)</text:p>
          </table:table-cell>
          <table:table-cell table:style-name="ce20"/>
          <table:table-cell office:value-type="date" office:date-value="2024-02-06T00:00:00" table:style-name="ce26">
            <text:p>06/02/2024</text:p>
          </table:table-cell>
          <table:table-cell table:style-name="ce20"/>
          <table:table-cell office:value-type="string" table:style-name="ce20">
            <text:p>en cours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30">
            <text:p>TACHE 5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12" table:style-name="ce20">
            <text:p>12</text:p>
          </table:table-cell>
          <table:table-cell office:value-type="date" office:date-value="2024-02-06T00:00:00" table:style-name="ce26">
            <text:p>06/02/2024</text:p>
          </table:table-cell>
          <table:table-cell office:value-type="string" table:style-name="ce20">
            <text:p>Creation fichier multi_contour pour avancer sur la tache 5</text:p>
          </table:table-cell>
          <table:table-cell table:style-name="ce20"/>
          <table:table-cell office:value-type="date" office:date-value="2024-02-06T00:00:00" table:style-name="ce26">
            <text:p>06/02/2024</text:p>
          </table:table-cell>
          <table:table-cell table:style-name="ce20"/>
          <table:table-cell office:value-type="string" table:style-name="ce20">
            <text:p>en cours</text:p>
          </table:table-cell>
          <table:table-cell table:number-columns-repeated="16377"/>
        </table:table-row>
        <table:table-row table:style-name="ro3">
          <table:table-cell office:value-type="float" office:value="13" table:style-name="ce20">
            <text:p>13</text:p>
          </table:table-cell>
          <table:table-cell office:value-type="date" office:date-value="2024-02-13T00:00:00" table:style-name="ce26">
            <text:p>13/02/2024</text:p>
          </table:table-cell>
          <table:table-cell table:number-columns-repeated="255" table:style-name="ce20"/>
          <table:table-cell table:number-columns-repeated="16127"/>
        </table:table-row>
        <table:table-row table:number-rows-repeated="1048557" table:style-name="ro3">
          <table:table-cell table:number-columns-repeated="16384"/>
        </table:table-row>
      </table:table>
      <table:table table:name="DiagrammeGanttPrevisionnel" table:style-name="ta2">
        <table:table-column table:style-name="co1" table:number-columns-repeated="2" table:default-cell-style-name="ce2"/>
        <table:table-column table:style-name="co2" table:number-columns-repeated="34" table:default-cell-style-name="ce2"/>
        <table:table-column table:style-name="co3" table:number-columns-repeated="221" table:default-cell-style-name="ce2"/>
        <table:table-column table:style-name="co3" table:number-columns-repeated="767" table:default-cell-style-name="ce1"/>
        <table:table-column table:style-name="co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office:value-type="string" table:number-columns-spanned="2" table:number-rows-spanned="1" table:style-name="ce13">
            <text:p>s3</text:p>
          </table:table-cell>
          <table:covered-table-cell/>
          <table:table-cell office:value-type="string" table:number-columns-spanned="2" table:number-rows-spanned="1" table:style-name="ce37">
            <text:p>s4</text:p>
          </table:table-cell>
          <table:covered-table-cell/>
          <table:table-cell office:value-type="string" table:number-columns-spanned="2" table:number-rows-spanned="1" table:style-name="ce14">
            <text:p>s5</text:p>
          </table:table-cell>
          <table:covered-table-cell/>
          <table:table-cell office:value-type="string" table:number-columns-spanned="2" table:number-rows-spanned="1" table:style-name="ce14">
            <text:p>s6</text:p>
          </table:table-cell>
          <table:covered-table-cell/>
          <table:table-cell office:value-type="string" table:number-columns-spanned="2" table:number-rows-spanned="1" table:style-name="ce14">
            <text:p>s7</text:p>
          </table:table-cell>
          <table:covered-table-cell/>
          <table:table-cell office:value-type="string" table:number-columns-spanned="2" table:number-rows-spanned="1" table:style-name="ce15">
            <text:p>s8</text:p>
          </table:table-cell>
          <table:covered-table-cell/>
          <table:table-cell office:value-type="string" table:number-columns-spanned="2" table:number-rows-spanned="1" table:style-name="ce16">
            <text:p>s9</text:p>
          </table:table-cell>
          <table:covered-table-cell/>
          <table:table-cell office:value-type="string" table:number-columns-spanned="2" table:number-rows-spanned="1" table:style-name="ce16">
            <text:p>s10</text:p>
          </table:table-cell>
          <table:covered-table-cell/>
          <table:table-cell office:value-type="string" table:number-columns-spanned="2" table:number-rows-spanned="1" table:style-name="ce17">
            <text:p>s11</text:p>
          </table:table-cell>
          <table:covered-table-cell/>
          <table:table-cell office:value-type="string" table:number-columns-spanned="2" table:number-rows-spanned="1" table:style-name="ce14">
            <text:p>s12</text:p>
          </table:table-cell>
          <table:covered-table-cell/>
          <table:table-cell office:value-type="string" table:number-columns-spanned="2" table:number-rows-spanned="1" table:style-name="ce14">
            <text:p>s13</text:p>
          </table:table-cell>
          <table:covered-table-cell/>
          <table:table-cell office:value-type="string" table:number-columns-spanned="2" table:number-rows-spanned="1" table:style-name="ce14">
            <text:p>s14</text:p>
          </table:table-cell>
          <table:covered-table-cell/>
          <table:table-cell office:value-type="string" table:number-columns-spanned="2" table:number-rows-spanned="1" table:style-name="ce14">
            <text:p>s15</text:p>
          </table:table-cell>
          <table:covered-table-cell/>
          <table:table-cell office:value-type="string" table:number-columns-spanned="2" table:number-rows-spanned="1" table:style-name="ce14">
            <text:p>s16</text:p>
          </table:table-cell>
          <table:covered-table-cell/>
          <table:table-cell office:value-type="string" table:number-columns-spanned="2" table:number-rows-spanned="1" table:style-name="ce14">
            <text:p>s17</text:p>
          </table:table-cell>
          <table:covered-table-cell/>
          <table:table-cell office:value-type="string" table:number-columns-spanned="2" table:number-rows-spanned="1" table:style-name="ce14">
            <text:p>s18</text:p>
          </table:table-cell>
          <table:covered-table-cell/>
          <table:table-cell office:value-type="string" table:number-columns-spanned="2" table:number-rows-spanned="1" table:style-name="ce14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4">
            <text:p>Tâche 1</text:p>
          </table:table-cell>
          <table:table-cell office:value-type="string" table:style-name="ce5">
            <text:p>Manipulation d’image</text:p>
          </table:table-cell>
          <table:table-cell table:style-name="ce3"/>
          <table:table-cell table:style-name="ce6"/>
          <table:table-cell table:style-name="ce31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office:value-type="string" table:number-columns-spanned="2" table:number-rows-spanned="11" table:style-name="ce38">
            <text:p>VACANCES HIVER</text:p>
          </table:table-cell>
          <table:covered-table-cell/>
          <table:table-cell table:style-name="ce3"/>
          <table:table-cell table:style-name="ce8"/>
          <table:table-cell office:value-type="string" table:number-columns-spanned="2" table:number-rows-spanned="11" table:style-name="ce18">
            <text:p>SEMAINE DES PARTIELS</text:p>
          </table:table-cell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table-cell office:value-type="string" table:number-columns-spanned="2" table:number-rows-spanned="11" table:style-name="ce38">
            <text:p>VACANCES PRINTEMPS</text:p>
          </table:table-cell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2</text:p>
          </table:table-cell>
          <table:table-cell office:value-type="string" table:style-name="ce5">
            <text:p>Outils de calcul géométrique en 2D</text:p>
          </table:table-cell>
          <table:table-cell table:style-name="ce3"/>
          <table:table-cell table:style-name="ce6"/>
          <table:table-cell table:style-name="ce3"/>
          <table:table-cell table:style-name="ce31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3</text:p>
          </table:table-cell>
          <table:table-cell office:value-type="string" table:style-name="ce5">
            <text:p>Extraction du contour externe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2"/>
          <table:table-cell table:style-name="ce33"/>
          <table:table-cell table:style-name="ce34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4</text:p>
          </table:table-cell>
          <table:table-cell office:value-type="string" table:style-name="ce5">
            <text:p>Sortie PostScript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31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5</text:p>
          </table:table-cell>
          <table:table-cell office:value-type="string" table:style-name="ce5">
            <text:p>Extraction de plusieurs contour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2"/>
          <table:table-cell table:style-name="ce35"/>
          <table:table-cell table:style-name="ce36"/>
          <table:table-cell table:style-name="ce34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6</text:p>
          </table:table-cell>
          <table:table-cell office:value-type="string" table:style-name="ce5">
            <text:p>Simplification de contour par segments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6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2"/>
          <table:table-cell table:style-name="ce35"/>
          <table:covered-table-cell/>
          <table:covered-table-cell/>
          <table:table-cell table:style-name="ce36"/>
          <table:table-cell table:style-name="ce34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7</text:p>
          </table:table-cell>
          <table:table-cell office:value-type="string" table:style-name="ce5">
            <text:p>Simplification de contour par courbe de Bézier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6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2"/>
          <table:table-cell table:style-name="ce35"/>
          <table:table-cell table:style-name="ce36"/>
          <table:table-cell table:style-name="ce34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office:value-type="string" table:style-name="ce4">
            <text:p>Tâche 8</text:p>
          </table:table-cell>
          <table:table-cell office:value-type="string" table:style-name="ce5">
            <text:p>Tests &amp; comparatif des simplifications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6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2"/>
          <table:table-cell table:style-name="ce34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Tests et intégration</text:p>
          </table:table-cell>
          <table:table-cell table:style-name="ce3"/>
          <table:table-cell table:style-name="ce6"/>
          <table:table-cell table:style-name="ce32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covered-table-cell/>
          <table:covered-table-cell/>
          <table:table-cell table:style-name="ce36"/>
          <table:table-cell table:style-name="ce35"/>
          <table:covered-table-cell/>
          <table:covered-table-cell/>
          <table:table-cell table:style-name="ce36"/>
          <table:table-cell table:style-name="ce33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4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4"/>
          <table:table-cell office:value-type="string" table:style-name="ce5">
            <text:p>Préparation démo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2"/>
          <table:table-cell table:style-name="ce34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16348"/>
        </table:table-row>
        <table:table-row table:style-name="ro2">
          <table:table-cell table:style-name="ce1"/>
          <table:table-cell office:value-type="string" table:style-name="ce5">
            <text:p>Soutenance finale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covered-table-cell/>
          <table:covered-table-cell/>
          <table:table-cell table:style-name="ce3"/>
          <table:table-cell table:style-name="ce8"/>
          <table:table-cell table:style-name="ce3"/>
          <table:table-cell table:style-name="ce8"/>
          <table:table-cell table:number-columns-repeated="2" table:style-name="ce6"/>
          <table:table-cell table:style-name="ce3"/>
          <table:table-cell table:style-name="ce8"/>
          <table:table-cell table:style-name="ce3"/>
          <table:table-cell table:style-name="ce8"/>
          <table:covered-table-cell/>
          <table:covered-table-cell/>
          <table:table-cell table:style-name="ce32"/>
          <table:table-cell table:style-name="ce35"/>
          <table:table-cell table:style-name="ce36"/>
          <table:table-cell table:style-name="ce34"/>
          <table:table-cell table:number-columns-repeated="16348"/>
        </table:table-row>
        <table:table-row table:number-rows-repeated="1048561" table:style-name="ro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JournalDeBord_Exemple" table:style-name="ta1">
        <table:table-column table:style-name="co5" table:default-cell-style-name="ce20"/>
        <table:table-column table:style-name="co8" table:default-cell-style-name="ce20"/>
        <table:table-column table:style-name="co7" table:number-columns-repeated="2" table:default-cell-style-name="ce23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3" table:number-columns-repeated="250" table:default-cell-style-name="ce20"/>
        <table:table-column table:style-name="co3" table:number-columns-repeated="767" table:default-cell-style-name="ce1"/>
        <table:table-column table:style-name="co4" table:number-columns-repeated="15360" table:default-cell-style-name="ce1"/>
        <table:table-row table:style-name="ro7">
          <table:table-cell office:value-type="string" table:style-name="ce19">
            <text:p>Réf.</text:p>
          </table:table-cell>
          <table:table-cell office:value-type="string" table:style-name="ce19">
            <text:p>Date</text:p>
          </table:table-cell>
          <table:table-cell office:value-type="string" table:style-name="ce19">
            <text:p>Problème/Information</text:p>
          </table:table-cell>
          <table:table-cell office:value-type="string" table:style-name="ce19">
            <text:p>Action/Décision</text:p>
          </table:table-cell>
          <table:table-cell office:value-type="string" table:style-name="ce19">
            <text:p>Date de réalisation prévue</text:p>
          </table:table-cell>
          <table:table-cell office:value-type="string" table:style-name="ce19">
            <text:p>Date de réalisation réelle</text:p>
          </table:table-cell>
          <table:table-cell office:value-type="string" table:style-name="ce19">
            <text:p>Etat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1">
            <text:p>TACHE 1</text:p>
          </table:table-cell>
          <table:table-cell table:number-columns-repeated="4" table:style-name="ce19"/>
          <table:table-cell table:number-columns-repeated="16377"/>
        </table:table-row>
        <table:table-row table:style-name="ro8">
          <table:table-cell office:value-type="float" office:value="1" table:style-name="ce20">
            <text:p>1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Paquetage Image : écriture des routines ecrire_image et negatif</text:p>
          </table:table-cell>
          <table:table-cell table:style-name="ce24"/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9">
          <table:table-cell office:value-type="float" office:value="2" table:style-name="ce20">
            <text:p>2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Programme de test du point 1 : OK</text:p>
          </table:table-cell>
          <table:table-cell table:style-name="ce24"/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8">
          <table:table-cell table:style-name="ce20"/>
          <table:table-cell office:value-type="date" office:date-value="2024-01-23T00:00:00" table:style-name="ce22">
            <text:p>23/1/24</text:p>
          </table:table-cell>
          <table:table-cell office:value-type="string" table:style-name="ce21">
            <text:p>TACHE 2</text:p>
          </table:table-cell>
          <table:table-cell table:style-name="ce23"/>
          <table:table-cell table:number-columns-repeated="2" table:style-name="ce22"/>
          <table:table-cell table:number-columns-repeated="251" table:style-name="ce20"/>
          <table:table-cell table:number-columns-repeated="16127"/>
        </table:table-row>
        <table:table-row table:style-name="ro7">
          <table:table-cell office:value-type="float" office:value="3" table:style-name="ce20">
            <text:p>3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Ecriture du module geometrie2D - vecteurs : addition, soustraction, multiplication par un scalaire, norme, distance</text:p>
          </table:table-cell>
          <table:table-cell table:style-name="ce23"/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9">
          <table:table-cell office:value-type="float" office:value="4" table:style-name="ce20">
            <text:p>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Tests du point 3 : OK</text:p>
          </table:table-cell>
          <table:table-cell table:style-name="ce23"/>
          <table:table-cell office:value-type="date" office:date-value="2024-01-23T00:00:00" table:style-name="ce22">
            <text:p>23/1/24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5" table:style-name="ce20">
            <text:p>5</text:p>
          </table:table-cell>
          <table:table-cell office:value-type="date" office:date-value="2024-01-23T00:00:00" table:style-name="ce22">
            <text:p>23/1/24</text:p>
          </table:table-cell>
          <table:table-cell office:value-type="string" table:style-name="ce23">
            <text:p>Ecriture du module geometrie2D : norme, distance</text:p>
          </table:table-cell>
          <table:table-cell office:value-type="string" table:style-name="ce23">
            <text:p>Manque de temps : différée</text:p>
          </table:table-cell>
          <table:table-cell office:value-type="date" office:date-value="2024-01-30T00:00:00" table:style-name="ce22">
            <text:p>30/1/24</text:p>
          </table:table-cell>
          <table:table-cell table:style-name="ce22"/>
          <table:table-cell office:value-type="string" table:style-name="ce20">
            <text:p>reportée</text:p>
          </table:table-cell>
          <table:table-cell table:number-columns-repeated="16377"/>
        </table:table-row>
        <table:table-row table:style-name="ro6">
          <table:table-cell office:value-type="float" office:value="6" table:style-name="ce20">
            <text:p>6</text:p>
          </table:table-cell>
          <table:table-cell table:style-name="ce20"/>
          <table:table-cell table:number-columns-repeated="2" table:style-name="ce23"/>
          <table:table-cell table:number-columns-repeated="253" table:style-name="ce20"/>
          <table:table-cell table:number-columns-repeated="16127"/>
        </table:table-row>
        <table:table-row table:number-rows-repeated="104856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/>
      <number:text>/</number:text>
      <number:month/>
      <number:text>/</number:text>
      <number:year/>
    </number:date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zafran</meta:initial-creator>
    <dc:creator>PIERRE MEDINA</dc:creator>
    <meta:creation-date>2012-01-19T10:11:01Z</meta:creation-date>
    <dc:date>2024-02-13T14:19:02Z</dc:date>
    <meta:editing-cycles>39</meta:editing-cycles>
    <meta:editing-duration>PT17662S</meta:editing-duration>
  </office:meta>
</office:document-meta>
</file>